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B000000223C9C25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Arial Narrow" svg:font-family="'Arial Narrow'" style:font-family-generic="swiss"/>
    <style:font-face style:name="Monospace" svg:font-family="Monospace" style:font-adornments="Normal" style:font-family-generic="swiss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Condensed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17.616cm" fo:margin-left="0cm" fo:margin-right="0.083cm" fo:break-before="auto" fo:break-after="auto" table:align="margins"/>
    </style:style>
    <style:style style:name="Table2.A" style:family="table-column">
      <style:table-column-properties style:column-width="3.18cm" style:rel-column-width="11831*"/>
    </style:style>
    <style:style style:name="Table2.B" style:family="table-column">
      <style:table-column-properties style:column-width="14.436cm" style:rel-column-width="5370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normal" style:font-style-asian="normal" style:font-style-complex="normal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  <style:text-properties officeooo:paragraph-rsid="001cd2af"/>
    </style:style>
    <style:style style:name="P8" style:family="paragraph" style:parent-style-name="Standard" style:list-style-name="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="Verdana1" fo:font-size="8pt" fo:font-style="normal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1dc643" officeooo:paragraph-rsid="001dc643" style:font-weight-asian="bold" style:font-weight-complex="bold"/>
    </style:style>
    <style:style style:name="P13" style:family="paragraph" style:parent-style-name="Text_20_body">
      <style:text-properties fo:font-weight="normal" officeooo:paragraph-rsid="001dc643" style:font-weight-asian="normal" style:font-weight-complex="normal"/>
    </style:style>
    <style:style style:name="P14" style:family="paragraph" style:parent-style-name="Text_20_body">
      <style:text-properties fo:font-weight="normal" officeooo:rsid="001dc643" officeooo:paragraph-rsid="001dc643" style:font-weight-asian="normal" style:font-weight-complex="normal"/>
    </style:style>
    <style:style style:name="P15" style:family="paragraph" style:parent-style-name="Text_20_body">
      <style:text-properties fo:color="#ff8700" style:font-name="Arial Narrow"/>
    </style:style>
    <style:style style:name="P16" style:family="paragraph" style:parent-style-name="Heading_20_1" style:master-page-name="">
      <style:paragraph-properties fo:text-align="start" style:justify-single-word="false" style:page-number="auto" fo:break-before="auto" fo:break-after="auto"/>
    </style:style>
    <style:style style:name="P17" style:family="paragraph" style:parent-style-name="Heading_20_4">
      <style:text-properties fo:color="#ff8700" style:font-name="Arial Narrow"/>
    </style:style>
    <style:style style:name="P18" style:family="paragraph" style:parent-style-name="List" style:list-style-name=""/>
    <style:style style:name="P19" style:family="paragraph" style:parent-style-name="List" style:list-style-name="List_20_1">
      <style:text-properties officeooo:rsid="001cd2af" officeooo:paragraph-rsid="001cd2af"/>
    </style:style>
    <style:style style:name="P20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2a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c643" style:font-weight-asian="bold" style:font-weight-complex="bold"/>
    </style:style>
    <style:style style:name="T6" style:family="text">
      <style:text-properties officeooo:rsid="001cd2af"/>
    </style:style>
    <style:style style:name="T7" style:family="text">
      <style:text-properties officeooo:rsid="001dc643"/>
    </style:style>
    <style:style style:name="T8" style:family="text">
      <style:text-properties style:font-name="Monospace" fo:font-size="10pt" style:font-size-asian="10pt"/>
    </style:style>
    <style:style style:name="fr1" style:family="graphic" style:parent-style-name="Graphics">
      <style:graphic-properties fo:margin-left="0cm" fo:margin-right="0.499cm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/>
      <text:h text:style-name="P16" text:outline-level="1">EXT: <text:span text:style-name="T6">comsolit_suggest</text:span></text:h>
      <text:p text:style-name="P3">Extension Key: <text:span text:style-name="T6">comsolit_suggest</text:span></text:p>
      <text:p text:style-name="P3">Language: <text:user-defined style:data-style-name="N0" text:name="language (en, de, fr, nl, dk, es, ... )">en</text:user-defined></text:p>
      <text:p text:style-name="P7">Keywords: <text:span text:style-name="T6"><text:s/>suggest, autocomplete, indexed_search, search</text:span></text:p>
      <text:p text:style-name="P3">Copyright 201<text:span text:style-name="T6">5</text:span>, Andres Lobacovs, &lt;info@comsolit.com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text:line-break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<text:a xlink:type="simple" xlink:href="#1.EXT: Readable name of your extension|outline" text:style-name="Internet_20_link" text:visited-style-name="Internet_20_link">EXT: Readable name of your extension<text:tab/>1</text:a></text:p>
          <text:p text:style-name="P5"><text:a xlink:type="simple" xlink:href="#1.1.Introduction|outline" text:style-name="Internet_20_link" text:visited-style-name="Internet_20_link">Introduction<text:tab/>3</text:a></text:p>
          <text:p text:style-name="P6"><text:a xlink:type="simple" xlink:href="#1.1.1.What does it do?|outline" text:style-name="Internet_20_link" text:visited-style-name="Internet_20_link">What does it do?<text:tab/>3</text:a></text:p>
          <text:p text:style-name="P6"><text:a xlink:type="simple" xlink:href="#1.1.2.Screenshots|outline" text:style-name="Internet_20_link" text:visited-style-name="Internet_20_link">Screenshots<text:tab/>3</text:a></text:p>
          <text:p text:style-name="P5"><text:a xlink:type="simple" xlink:href="#1.2.Users manual|outline" text:style-name="Internet_20_link" text:visited-style-name="Internet_20_link">Users manual<text:tab/>4</text:a></text:p>
          <text:p text:style-name="P6"><text:a xlink:type="simple" xlink:href="#1.2.1.FAQ|outline" text:style-name="Internet_20_link" text:visited-style-name="Internet_20_link">FAQ<text:tab/>4</text:a></text:p>
          <text:p text:style-name="P5"><text:a xlink:type="simple" xlink:href="#1.3.Administration|outline" text:style-name="Internet_20_link" text:visited-style-name="Internet_20_link">Administration<text:tab/>5</text:a></text:p>
          <text:p text:style-name="P6"><text:a xlink:type="simple" xlink:href="#1.3.1.FAQ|outline" text:style-name="Internet_20_link" text:visited-style-name="Internet_20_link">FAQ<text:tab/>5</text:a></text:p>
          <text:p text:style-name="P5"><text:a xlink:type="simple" xlink:href="#1.4.Configuration|outline" text:style-name="Internet_20_link" text:visited-style-name="Internet_20_link">Configuration<text:tab/>6</text:a></text:p>
          <text:p text:style-name="P6"><text:a xlink:type="simple" xlink:href="#1.4.1.FAQ|outline" text:style-name="Internet_20_link" text:visited-style-name="Internet_20_link">FAQ<text:tab/>6</text:a></text:p>
          <text:p text:style-name="P6"><text:a xlink:type="simple" xlink:href="#1.4.2.Reference|outline" text:style-name="Internet_20_link" text:visited-style-name="Internet_20_link">Reference<text:tab/>6</text:a></text:p>
          <text:p text:style-name="P5"><text:a xlink:type="simple" xlink:href="#1.5.Tutorial|outline" text:style-name="Internet_20_link" text:visited-style-name="Internet_20_link">Tutorial<text:tab/>7</text:a></text:p>
          <text:p text:style-name="P5"><text:a xlink:type="simple" xlink:href="#1.6.Known problems|outline" text:style-name="Internet_20_link" text:visited-style-name="Internet_20_link">Known problems<text:tab/>8</text:a></text:p>
          <text:p text:style-name="P5"><text:a xlink:type="simple" xlink:href="#1.7.To-Do list|outline" text:style-name="Internet_20_link" text:visited-style-name="Internet_20_link">To-Do list<text:tab/>9</text:a></text:p>
          <text:p text:style-name="P5"><text:a xlink:type="simple" xlink:href="#1.8.ChangeLog|outline" text:style-name="Internet_20_link" text:visited-style-name="Internet_20_link">ChangeLog<text:tab/>10</text:a></text:p>
          <text:p text:style-name="P4"><text:a xlink:type="simple" xlink:href="#2.Important guidelines|outline" text:style-name="Internet_20_link" text:visited-style-name="Internet_20_link">Important guidelines<text:tab/>11</text:a></text:p>
          <text:p text:style-name="P5"><text:a xlink:type="simple" xlink:href="#2.1.Issues with Open Office documentation for TYPO3|outline" text:style-name="Internet_20_link" text:visited-style-name="Internet_20_link">Issues with Open Office documentation for TYPO3<text:tab/>12</text:a></text:p>
          <text:p text:style-name="P6"><text:a xlink:type="simple" xlink:href="#2.1.1.Inserting images|outline" text:style-name="Internet_20_link" text:visited-style-name="Internet_20_link">Inserting images<text:tab/>12</text:a></text:p>
          <text:p text:style-name="P6"><text:a xlink:type="simple" xlink:href="#2.1.2.Paragraph styles|outline" text:style-name="Internet_20_link" text:visited-style-name="Internet_20_link">Paragraph styles<text:tab/>12</text:a></text:p>
          <text:p text:style-name="P6"><text:a xlink:type="simple" xlink:href="#2.1.3.Linking|outline" text:style-name="Internet_20_link" text:visited-style-name="Internet_20_link">Linking<text:tab/>13</text:a></text:p>
          <text:p text:style-name="P6"><text:a xlink:type="simple" xlink:href="#2.1.4.Meta data and updates|outline" text:style-name="Internet_20_link" text:visited-style-name="Internet_20_link">Meta data and updates<text:tab/>13</text:a></text:p>
          <text:p text:style-name="P6"><text:a xlink:type="simple" xlink:href="#2.1.5.HowTo: Update a manual to the new layout|outline" text:style-name="Internet_20_link" text:visited-style-name="Internet_20_link">HowTo: Update a manual to the new layout<text:tab/>13</text:a></text:p>
          <text:p text:style-name="P6"><text:a xlink:type="simple" xlink:href="#2.1.7.HowTo: (alternative) Import the styles from another document|outline" text:style-name="Internet_20_link" text:visited-style-name="Internet_20_link">HowTo: (alternative) Import the styles from another document<text:tab/>14</text:a></text:p>
          <text:p text:style-name="P6"><text:a xlink:type="simple" xlink:href="#2.1.8.HowTo: Fix the Table Of Contents when it is empty |outline" text:style-name="Internet_20_link" text:visited-style-name="Internet_20_link">HowTo: Fix the Table Of Contents when it is empty <text:tab/>14</text:a></text:p>
          <text:p text:style-name="P6"><text:a xlink:type="simple" xlink:href="#2.1.9.HowTo: Fix the Table Of Contents when a chapter is missing |outline" text:style-name="Internet_20_link" text:visited-style-name="Internet_20_link">HowTo: Fix the Table Of Contents when a chapter is missing <text:tab/>14</text:a></text:p>
          <text:p text:style-name="P6"><text:a xlink:type="simple" xlink:href="#2.1.10.Help by documentation.openoffice.org|outline" text:style-name="Internet_20_link" text:visited-style-name="Internet_20_link">Help by documentation.openoffice.org<text:tab/>14</text:a></text:p>
        </text:index-body>
      </text:table-of-content>
      <text:h text:style-name="P10" text:outline-level="4"/>
      <text:h text:style-name="Heading_20_2" text:outline-level="2">Introduction</text:h>
      <text:h text:style-name="Heading_20_3" text:outline-level="3">What does it do?</text:h>
      <text:list xml:id="list1720150567498182286" text:style-name="List_20_1">
        <text:list-item>
          <text:p text:style-name="P19">This Plugin extends the searchform with an suggest/autocomplete feature of words indexed from Ext:indexed_search based on a ajax request and typeahead lib</text:p>
        </text:list-item>
      </text:list>
      <text:h text:style-name="Heading_20_3" text:outline-level="3"/>
      <text:h text:style-name="Heading_20_3" text:outline-level="3"/>
      <text:h text:style-name="Text_20_body" text:outline-level="3"/>
      <text:h text:style-name="Text_20_body" text:outline-level="3"/>
      <text:h text:style-name="Text_20_body" text:outline-level="4"/>
      <text:h text:style-name="Text_20_body" text:outline-level="4"/>
      <text:h text:style-name="Text_20_body" text:outline-level="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Users manual</text:h>
      <text:h text:style-name="P11" text:outline-level="2">1. <text:span text:style-name="T7">Install the Extension via Extension manager</text:span></text:h>
      <text:h text:style-name="P11" text:outline-level="2"/>
      <text:h text:style-name="P12" text:outline-level="2">2. include Extension TypoScript in your Global Typoscript Setup</text:h>
      <text:h text:style-name="P12" text:outline-level="2"/>
      <text:h text:style-name="P12" text:outline-level="2">3. assign the plugin to your object</text:h>
      <text:h text:style-name="P13" text:outline-level="2"><text:span text:style-name="T7">Just assign </text:span><text:span text:style-name="T8">&lt; plugin.tx_comsolit_suggest</text:span></text:h>
      <text:h text:style-name="P14" text:outline-level="2">To for example a lib in your template</text:h>
      <text:h text:style-name="P11" text:outline-level="2"/>
      <text:h text:style-name="Text_20_body" text:outline-level="2"/>
      <text:h text:style-name="Text_20_body" text:outline-level="2"/>
      <text:h text:style-name="Heading_20_2" text:outline-level="2">Configuration</text:h>
      <text:h text:style-name="Text_20_body" text:outline-level="2"/>
      <text:h text:style-name="P8" text:outline-level="4">Minimum word length for suggest (val 1 to 10)</text:h>
      <text:h text:style-name="P8" text:outline-level="4">Extra include jquery (1 or 0)</text:h>
      <text:h text:style-name="P8" text:outline-level="4">Placeholder in search input (text)</text:h>
      <text:h text:style-name="P8" text:outline-level="4">Page ID where the Indexedsearch Plugin is (PID)</text:h>
      <text:p text:style-name="Standard"/>
      <text:p text:style-name="Standard"/>
      <text:p text:style-name="Standard"/>
      <text:p text:style-name="Standard"/>
      <text:p text:style-name="Standard"/>
      <text:h text:style-name="P17" text:outline-level="4"/>
      <text:h text:style-name="P15" text:outline-level="4"/>
      <text:h text:style-name="P15" text:outline-level="4"/>
      <text:h text:style-name="P15" text:outline-level="4"/>
      <text:h text:style-name="P15" text:outline-level="4"/>
      <text:h text:style-name="Text_20_body" text:outline-level="4"/>
      <text:h text:style-name="Heading_20_2" text:outline-level="2">ChangeLog</text:h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rsion</text:p>
            </table:table-cell>
            <table:table-cell table:style-name="Table2.B1" office:value-type="string">
              <text:p text:style-name="Table_20_Heading">Changes:</text:p>
            </table:table-cell>
          </table:table-row>
        </table:table-header-rows>
        <table:table-row>
          <table:table-cell table:style-name="Table2.A2" office:value-type="float" office:value="0">
            <text:p text:style-name="Standard">1.0.0</text:p>
          </table:table-cell>
          <table:table-cell table:style-name="Table2.B2" office:value-type="float" office:value="0">
            <text:p text:style-name="Standard">Initial release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Arial Narrow" svg:font-family="'Arial Narrow'" style:font-family-generic="swiss"/>
    <style:font-face style:name="Monospace" svg:font-family="Monospace" style:font-adornments="Normal" style:font-family-generic="swiss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Condensed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style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style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2cm" fo:margin-bottom="1cm" style:contextual-spacing="false" fo:text-align="start" style:justify-single-word="false" style:page-number="auto" fo:break-before="page" fo:background-color="transparent" style:vertical-align="auto">
        <style:tab-stops/>
        <style:drop-cap/>
        <style:background-image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style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style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ff950e" style:font-name="Tahoma" fo:font-family="Tahoma" style:font-style-name="Normal" style:font-family-generic="swiss" style:font-pitch="variabl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9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default-outline-level="" style:list-style-name="" style:class="extra" style:master-page-name="">
      <style:paragraph-properties fo:margin-top="0cm" fo:margin-bottom="0.21cm" style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fo:margin-top="0cm" fo:margin-bottom="0cm" style:contextual-spacing="false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default-outline-level="" style:list-style-name="" style:class="extra"/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default-outline-level="" style:list-style-name="List_20_1" style:class="list">
      <style:paragraph-properties fo:line-height="150%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‒">
        <style:list-level-properties text:min-label-width="0.349cm"/>
        <style:text-properties style:font-name="DejaVu Sans"/>
      </text:list-level-style-bullet>
      <text:list-level-style-bullet text:level="2" text:style-name="Numbering_20_Symbols" text:bullet-char="∘">
        <style:list-level-properties text:space-before="0.35cm" text:min-label-width="0.349cm"/>
        <style:text-properties style:font-name="DejaVu Sans"/>
      </text:list-level-style-bullet>
      <text:list-level-style-bullet text:level="3" text:style-name="Numbering_20_Symbols" text:bullet-char="‒">
        <style:list-level-properties text:space-before="0.701cm" text:min-label-width="0.349cm"/>
        <style:text-properties style:font-name="DejaVu Sans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normal" style:font-style-asian="normal" style:font-style-complex="normal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1cd2af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.499cm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1" draw:style-name="Mgr1" draw:text-style-name="MP2" svg:x1="-0.003cm" svg:y1="0.778cm" svg:x2="17.684cm" svg:y2="0.778cm"><text:p/></draw:line><text:span text:style-name="MT1"><draw:frame draw:style-name="Mfr1" draw:name="Grafik2" text:anchor-type="as-char" svg:y="-0.529cm" svg:width="2.29cm" svg:height="0.55cm" draw:z-index="5"><draw:image xlink:href="Pictures/100000000000007B000000223C9C2593.png" xlink:type="simple" xlink:show="embed" xlink:actuate="onLoad"/></draw:frame></text:span><text:span text:style-name="MT1"> </text:span><text:span text:style-name="MT2">EXT: </text:span><text:span text:style-name="MT3">comsolit_suggest</text:span><text:span text:style-name="MT4"><text:tab/></text:span><text:span text:style-name="MT2"><text:chapter text:display="number" text:outline-level="2"/></text:span><text:span text:style-name="MT2"><text:tab/>EXT: </text:span><text:span text:style-name="MT3">comsolit_suggest</text:span></text:p>
      </style:header>
      <style:footer>
        <text:p text:style-name="MP3"><draw:frame draw:style-name="Mfr1" draw:name="Grafik6" text:anchor-type="as-char" svg:y="-0.529cm" svg:width="2.29cm" svg:height="0.55cm" draw:z-index="17"><draw:image xlink:href="Pictures/100000000000007B000000223C9C2593.png" xlink:type="simple" xlink:show="embed" xlink:actuate="onLoad"/></draw:frame>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sponsive carousel slider for TYPO3, Touch enabled based on the jQuery OWL Carousel.</dc:title>
    <dc:subject>owlSlider Documentation</dc:subject>
    <meta:creation-date>2010-02-18T17:33:18</meta:creation-date>
    <dc:creator>Lars Messmer</dc:creator>
    <dc:date>2015-06-19T17:52:49.340323380</dc:date>
    <meta:keyword>slider</meta:keyword>
    <meta:keyword>responsive</meta:keyword>
    <meta:keyword>mobile</meta:keyword>
    <meta:keyword>customizable</meta:keyword>
    <meta:keyword>item-slider</meta:keyword>
    <meta:keyword>jquery</meta:keyword>
    <meta:keyword>desktop</meta:keyword>
    <meta:editing-cycles>79</meta:editing-cycles>
    <meta:editing-duration>PT10H56M11S</meta:editing-duration>
    <meta:document-statistic meta:table-count="1" meta:image-count="2" meta:object-count="0" meta:page-count="6" meta:paragraph-count="57" meta:word-count="263" meta:character-count="1684" meta:non-whitespace-character-count="1472"/>
    <meta:user-defined meta:name="Author">comsolit AG</meta:user-defined>
    <meta:user-defined meta:name="Email">info@comsolit.com</meta:user-defined>
    <meta:user-defined meta:name="language (en, de, fr, nl, dk, es, ... )">en</meta:user-defined>
  </office:meta>
</office:document-meta>
</file>